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2.54mm" fo:break-before="auto" style:use-optimal-row-height="false"/>
    </style:style>
    <style:style style:name="ro4" style:family="table-row">
      <style:table-row-properties style:row-height="11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eee8aa"/>
    </style:style>
    <style:style style:name="ce43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FERNANDO ÓRTEGA JIMÉNE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  <table:table-cell table:style-name="ce4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 / producto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 / productos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75" calcext:value-type="float">
            <text:p>0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.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3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Cuando no hay productos devuelve un status 200 y un array vacío. Debería mostrar código 500 con el mensaje “No se encontraron productos”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No funciona bien. Si tratamos de borrar un comentario con un id que no existe, devuelve status:200 y el producto con los comentarios sin modificar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3" calcext:value-type="float">
            <text:p>3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1.75" calcext:value-type="float">
            <text:p>1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)" office:value-type="float" office:value="9.5" calcext:value-type="float">
            <text:p>9,50</text:p>
          </table:table-cell>
          <table:table-cell table:style-name="ce15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1">00/00/0000</text:date>, <text:time style:data-style-name="N2" text:time-value="23:46:27.0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1T23:47:52.118000000</dc:date>
    <meta:editing-duration>PT1H59M7S</meta:editing-duration>
    <meta:editing-cycles>16</meta:editing-cycles>
    <meta:document-statistic meta:table-count="1" meta:cell-count="124" meta:object-count="0"/>
  </office:meta>
</office:document-meta>
</file>